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[.C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3]" office:value-type="float" office:value="2" calcext:value-type="float">
            <text:p>2</text:p>
          </table:table-cell>
        </table:table-row>
        <table:table-row table:style-name="ro2">
          <table:table-cell/>
          <table:table-cell table:formula="of:=[.D4]" office:value-type="float" office:value="3" calcext:value-type="float">
            <text:p>3</text:p>
          </table:table-cell>
          <table:table-cell table:formula="of:=[.D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5T07:33:32.761880671</meta:creation-date>
    <dc:date>2013-06-25T07:37:08.040527676</dc:date>
    <meta:editing-duration>P0D</meta:editing-duration>
    <meta:editing-cycles>1</meta:editing-cycles>
    <meta:document-statistic meta:table-count="1" meta:cell-count="9" meta:object-count="0"/>
    <meta:generator>LibreOffice/4.2.0.0.alpha0$Linux_X86_64 LibreOffice_project/669ad519902e21e0cb3537fb7e203987f75a4077</meta:generator>
  </office:meta>
</office:document-meta>
</file>